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bold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weight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>
        <style:tab-stops>
          <style:tab-stop style:position="0.767cm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>
        <style:tab-stops>
          <style:tab-stop style:position="0.767cm"/>
        </style:tab-stops>
      </style:paragraph-properties>
      <style:text-properties fo:font-weight="normal" style:font-weight-asian="normal" style:font-weight-complex="normal"/>
    </style:style>
    <style:style style:name="P11" style:family="paragraph" style:parent-style-name="Standard" style:list-style-name="L1">
      <style:text-properties fo:font-weight="normal" style:font-weight-asian="normal" style:font-weight-complex="normal"/>
    </style:style>
    <style:style style:name="P12" style:family="paragraph" style:parent-style-name="Standard" style:list-style-name="L1"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text-properties fo:font-size="13pt" fo:font-weight="bold" style:font-size-asian="11.3500003814697pt" style:font-weight-asian="bold" style:font-size-complex="13pt" style:font-weight-complex="bold"/>
    </style:style>
    <style:style style:name="P14" style:family="paragraph" style:parent-style-name="Standard" style:list-style-name="L1">
      <style:paragraph-properties fo:margin-left="3.175cm" fo:margin-right="-0.344cm" fo:text-align="start" style:justify-single-word="false" fo:text-indent="-0.635cm" style:auto-text-indent="false">
        <style:tab-stops/>
      </style:paragraph-properties>
      <style:text-properties fo:font-weight="normal" style:font-weight-asian="normal" style:font-weight-complex="normal"/>
    </style:style>
    <style:style style:name="P15" style:family="paragraph" style:parent-style-name="Standard" style:list-style-name="L1">
      <style:paragraph-properties fo:margin-left="3.175cm" fo:margin-right="-0.344cm" fo:text-align="start" style:justify-single-word="false" fo:text-indent="-0.635cm" style:auto-text-indent="false">
        <style:tab-stops/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left="1.905cm" fo:margin-right="0cm" fo:text-indent="-0.635cm" style:auto-text-indent="false">
        <style:tab-stops/>
      </style:paragraph-properties>
      <style:text-properties fo:font-size="13pt" fo:font-weight="bold" style:font-size-asian="11.3500003814697pt" style:font-weight-asian="bold" style:font-size-complex="13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3" style:family="text">
      <style:text-properties fo:font-size="13pt" style:font-size-asian="11.3500003814697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10" style:family="text">
      <style:text-properties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 DEFINITION :</text:p>
      <text:p text:style-name="P1"/>
      <text:p text:style-name="P4"><text:span text:style-name="T10">To form a heirarchy of folders representing a website and webpages contained in it and store their content in the same heirarchial manner.<text:line-break/><text:line-break/></text:span><text:span text:style-name="T1">SOLUTION <text:s/>:</text:span></text:p>
      <text:p text:style-name="P2"/>
      <text:p text:style-name="P5"><text:span text:style-name="T3"><text:tab/> <text:s text:c="5"/></text:span><text:span text:style-name="T2">1.Assumptions: </text:span><text:span text:style-name="T4">Assuming that the searching time for 'm' links in 'n' tags in Beautiful <text:tab/><text:tab/><text:tab/><text:tab/><text:tab/>Soup is O(n) .</text:span></text:p>
      <text:p text:style-name="P5"><text:span text:style-name="T7"><text:s text:c="18"/></text:span><text:span text:style-name="T2">2.Algorithm : </text:span><text:span text:style-name="T5">The Algorithm involves following steps -</text:span></text:p>
      <text:list xml:id="list10994158491" text:style-name="L1">
        <text:list-item>
          <text:list>
            <text:list-item>
              <text:list>
                <text:list-item>
                  <text:list>
                    <text:list-header>
                      <text:p text:style-name="P7"/>
                      <text:p text:style-name="P9"><text:span text:style-name="T6">(i) <text:s/></text:span><text:span text:style-name="T5">The webpage is first downloaded using urllib2 library and stored in a <text:tab/>temporary file.</text:span></text:p>
                      <text:p text:style-name="P14"><text:span text:style-name="T6">(ii)</text:span><text:span text:style-name="T5"> <text:s text:c="2"/>The source code for the webpage is now checked for the links present in it.<text:line-break/></text:span><text:span text:style-name="T6">(iii) <text:s/></text:span><text:span text:style-name="T5">Now the url's obtained are checked for their domain i.e. it has to be </text:span></text:p>
                      <text:list>
                        <text:list-item>
                          <text:list>
                            <text:list-header>
                              <text:p text:style-name="P15"><text:s text:c="8"/>similar to the url entered.</text:p>
                            </text:list-header>
                          </text:list>
                        </text:list-item>
                      </text:list>
                      <text:p text:style-name="P10"><text:span text:style-name="T6">(iv) <text:s/></text:span><text:span text:style-name="T5">The folders with 'Paths' as their names are formed and the corresponding content is downloaded and <text:tab/>saved in a file inside these folders</text:span></text:p>
                      <text:p text:style-name="P8"><text:s/></text:p>
                    </text:list-header>
                  </text:list>
                  <text:p text:style-name="P16">3.Code :</text:p>
                </text:list-item>
              </text:list>
            </text:list-item>
          </text:list>
        </text:list-item>
      </text:list>
      <text:p text:style-name="P3"/>
      <text:p text:style-name="P3"><text:tab/><text:tab/><text:tab/>import sys </text:p>
      <text:p text:style-name="P3"><text:tab/><text:tab/><text:tab/>import re </text:p>
      <text:p text:style-name="P3"><text:tab/><text:tab/><text:tab/>import os</text:p>
      <text:p text:style-name="P3"><text:tab/><text:tab/><text:tab/>import urllib2 </text:p>
      <text:p text:style-name="P3"><text:tab/><text:tab/><text:tab/>from BeautifulSoup import BeautifulSoup, SoupStrainer </text:p>
      <text:p text:style-name="P3"><text:tab/><text:tab/><text:tab/>from urlparse import urljoin </text:p>
      <text:p text:style-name="P3"><text:tab/><text:tab/><text:tab/>from urlparse import urlparse </text:p>
      <text:p text:style-name="P3"/>
      <text:p text:style-name="P3"><text:tab/><text:tab/><text:tab/>def get_all_links(site_url): </text:p>
      <text:p text:style-name="P3"><text:tab/><text:tab/><text:tab/><text:tab/>parsed = urlparse(site_url) </text:p>
      <text:p text:style-name="P3"><text:tab/><text:tab/><text:tab/><text:tab/>for link in BeautifulSoup(get_url_content(site_url), parseOnlyThese=SoupStrainer('a')): </text:p>
      <text:p text:style-name="P3"><text:tab/><text:tab/><text:tab/><text:tab/><text:tab/>if link.has_key('href'): </text:p>
      <text:p text:style-name="P3"><text:tab/><text:tab/><text:tab/><text:tab/><text:tab/><text:tab/>if link['href'].startswith("http"): </text:p>
      <text:p text:style-name="P3"><text:tab/><text:tab/><text:tab/><text:tab/><text:tab/><text:tab/><text:tab/>if link['href'].startswith("http://"+parsed.netloc): </text:p>
      <text:p text:style-name="P3"><text:tab/><text:tab/><text:tab/><text:tab/><text:tab/><text:tab/><text:tab/><text:tab/>newparse=urlparse(link['href']) </text:p>
      <text:p text:style-name="P3"><text:tab/><text:tab/><text:tab/><text:tab/><text:tab/><text:tab/><text:tab/><text:tab/>if "." in os.path.basename(link['href']): </text:p>
      <text:p text:style-name="P3"><text:tab/><text:tab/><text:tab/><text:tab/><text:tab/><text:tab/><text:tab/><text:tab/><text:tab/>os.makedirs(parsed.netloc+"/"+newparse.path) </text:p>
      <text:p text:style-name="P3"><text:tab/><text:tab/><text:tab/><text:tab/><text:tab/><text:tab/><text:tab/><text:tab/><text:tab/><text:tab/><text:tab/><text:tab/><text:tab/><text:tab/><text:tab/><text:tab/>a=open(parsed.netloc+"/"+newparse.path+"/"+os.path.basename(link['href']), 'w') </text:p>
      <text:p text:style-name="P3"><text:tab/><text:tab/><text:tab/><text:tab/><text:tab/><text:tab/></text:p>
      <text:p text:style-name="P3"><text:tab/><text:tab/><text:tab/><text:tab/><text:tab/><text:tab/><text:tab/><text:tab/><text:tab/>a.write(get_url_content(link['href'])) </text:p>
      <text:p text:style-name="P3"><text:tab/><text:tab/><text:tab/><text:tab/><text:tab/><text:tab/><text:tab/><text:tab/>else: </text:p>
      <text:p text:style-name="P3"><text:tab/><text:tab/><text:tab/><text:tab/><text:tab/><text:tab/><text:tab/><text:tab/><text:tab/>os.makedirs(parsed.netloc+"/"+newparse.path) </text:p>
      <text:p text:style-name="P3"><text:tab/><text:tab/><text:tab/><text:tab/><text:tab/><text:tab/><text:tab/><text:tab/><text:tab/>b=open(parsed.netloc+"/"+newparse.path+"/"+"index.html", 'w') </text:p>
      <text:p text:style-name="P3"><text:tab/><text:tab/><text:tab/><text:tab/><text:tab/><text:tab/><text:tab/><text:tab/><text:tab/>b.write(get_url_content(link['href']))<text:tab/> <text:s/></text:p>
      <text:p text:style-name="P3"><text:tab/><text:tab/><text:tab/><text:tab/>else: </text:p>
      <text:p text:style-name="P3"><text:tab/><text:tab/><text:tab/><text:tab/><text:tab/><text:tab/>new_url=urljoin("http://"+parsed.netloc,link['href'])<text:tab/> <text:s/></text:p>
      <text:p text:style-name="P3"><text:tab/><text:tab/><text:tab/><text:tab/><text:tab/><text:tab/>pparse=urlparse(new_url) </text:p>
      <text:p text:style-name="P3"><text:tab/><text:tab/><text:tab/><text:tab/><text:tab/><text:tab/>if "." in os.path.basename(new_url): </text:p>
      <text:p text:style-name="P3"><text:tab/><text:tab/><text:tab/><text:tab/><text:tab/><text:tab/><text:tab/>os.makedirs(parsed.netloc+"/"+pparse.path) </text:p>
      <text:p text:style-name="P3"><text:soft-page-break/><text:tab/><text:tab/><text:tab/><text:tab/><text:tab/><text:tab/><text:tab/><text:tab/><text:tab/><text:tab/><text:tab/>c=open(parsed.netloc+"/"+newparse.path+"/"+os.path.basename(new_url), 'w') </text:p>
      <text:p text:style-name="P3"><text:tab/><text:tab/><text:tab/><text:tab/><text:tab/><text:tab/><text:tab/>c.write(get_url_content(new_url))<text:tab/> <text:s/></text:p>
      <text:p text:style-name="P3"><text:tab/><text:tab/><text:tab/><text:tab/><text:tab/>else: </text:p>
      <text:p text:style-name="P3"><text:tab/><text:tab/><text:tab/><text:tab/><text:tab/><text:tab/>os.makedirs(parsed.netloc+"/"+pparse.path) </text:p>
      <text:p text:style-name="P3"><text:tab/><text:tab/><text:tab/><text:tab/><text:tab/><text:tab/>d=open(parsed.netloc+"/"+pparse.path+"/"+"index.html", 'w') </text:p>
      <text:p text:style-name="P3"><text:tab/><text:tab/><text:tab/><text:tab/><text:tab/><text:tab/>d.write(get_url_content(new_url))</text:p>
      <text:p text:style-name="P3"/>
      <text:p text:style-name="P3"><text:tab/><text:tab/><text:tab/>if __name__ == "__main__": </text:p>
      <text:p text:style-name="P3"><text:tab/><text:tab/><text:tab/>input_url=sys.argv[1] </text:p>
      <text:p text:style-name="P3"><text:tab/><text:tab/><text:tab/>get_all_links(input_url)</text:p>
      <text:p text:style-name="P3"/>
      <text:p text:style-name="P3"><text:tab/><text:tab/><text:tab/></text:p>
      <text:list xml:id="list1767855846" text:continue-numbering="true" text:style-name="L1">
        <text:list-item>
          <text:list>
            <text:list-item>
              <text:list>
                <text:list-header>
                  <text:p text:style-name="P11"><text:span text:style-name="T2">4.Complexity Analysis :<text:line-break/><text:tab/></text:span><text:span text:style-name="T5">For 'm' links in 'n' tags in the source code, searching time will be O(n).<text:line-break/><text:tab/>Time required for sorting those 'm' links will be of order O(m log m)<text:line-break/><text:tab/> Therefore complexity for the algorithm can be given as,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2"><text:s text:c="9"/>O( n + m logm)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13"/>
                  <text:p text:style-name="P13">5.Execution :</text:p>
                  <text:p text:style-name="P13"/>
                  <text:list>
                    <text:list-item>
                      <text:list>
                        <text:list-header>
                          <text:p text:style-name="P6"><text:span text:style-name="T8">The file is stored as heirarchy.py<text:line-break/><text:line-break/>For executing this program, <text:line-break/>Go to Terminal and type </text:span><text:span text:style-name="T6">python heirarchy.py </text:span><text:span text:style-name="T9">http://www.langoor.com.au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21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lit </meta:initial-creator>
    <meta:creation-date>2012-07-02T11:58:50</meta:creation-date>
    <dc:date>2012-07-12T17:42:26</dc:date>
    <dc:creator>lalit </dc:creator>
    <meta:editing-duration>PT5H5M41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2" meta:paragraph-count="52" meta:word-count="270" meta:character-count="2716" meta:non-whitespace-character-count="2169"/>
  </office:meta>
</office:document-meta>
</file>